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NewRomanPSMT" fo:font-size="12pt"/>
    </style:style>
    <style:style style:name="P2" style:family="paragraph" style:parent-style-name="Heading_20_1" style:list-style-name="Numbering_20_2">
      <style:paragraph-properties fo:break-before="page"/>
    </style:style>
    <style:style style:name="P3" style:family="paragraph" style:parent-style-name="Heading_20_1" style:list-style-name="Numbering_20_2"/>
    <style:style style:name="P4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>
      <style:text-properties style:font-name="Courier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style:font-name="TimesNewRomanPSMT" fo:font-size="12pt"/>
    </style:style>
    <style:style style:name="P19" style:family="paragraph" style:parent-style-name="Standard">
      <style:text-properties style:font-name="TimesNewRomanPSMT" fo:font-size="12pt" style:font-size-asian="12pt" style:font-size-complex="12pt"/>
    </style:style>
    <style:style style:name="P20" style:family="paragraph" style:parent-style-name="Standard">
      <style:paragraph-properties fo:margin-top="0in" fo:margin-bottom="0in"/>
      <style:text-properties style:font-name="Courier" fo:font-size="8pt" style:font-size-asian="8pt" style:font-size-complex="8pt"/>
    </style:style>
    <style:style style:name="P21" style:family="paragraph" style:parent-style-name="Heading_20_1" style:list-style-name="Numbering_20_2"/>
    <style:style style:name="P22" style:family="paragraph" style:parent-style-name="Heading_20_1" style:master-page-name="First_20_Page">
      <style:paragraph-properties style:page-number="auto"/>
    </style:style>
    <style:style style:name="P23" style:family="paragraph" style:parent-style-name="Heading_20_1" style:list-style-name="Numbering_20_2">
      <style:paragraph-properties fo:break-before="page"/>
    </style:style>
    <style:style style:name="P24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>
      <style:paragraph-properties style:writing-mode="lr-tb"/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5553119916032" text:id="ct105553119916032">
          <text:insertion>
            <office:change-info>
              <dc:creator>Bob Jacobsen</dc:creator>
              <dc:date>2015-02-07T15:54:00</dc:date>
            </office:change-info>
          </text:insertion>
        </text:changed-region>
        <text:changed-region xml:id="ct106102875656768" text:id="ct106102875656768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06102873540224" text:id="ct106102873540224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106102873540992" text:id="ct106102873540992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06102875674432" text:id="ct106102875674432">
          <text:deletion>
            <office:change-info>
              <dc:creator>Bob Jacobsen</dc:creator>
              <dc:date>2015-02-07T15:31:00</dc:date>
            </office:change-info>
            <text:p text:style-name="Standard">storage</text:p>
          </text:deletion>
          <text:insertion>
            <office:change-info office:chg-author="D.E. Goodman-Wilson" office:chg-date-time="2014-09-19T10:39:00"/>
          </text:insertion>
        </text:changed-region>
        <text:changed-region xml:id="ct106102875678464" text:id="ct106102875678464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6102875676352" text:id="ct106102875676352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06102873541184" text:id="ct106102873541184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05553121954816" text:id="ct105553121954816">
          <text:deletion>
            <office:change-info>
              <dc:creator>Bob Jacobsen</dc:creator>
              <dc:date>2015-02-07T15:31:00</dc:date>
            </office:change-info>
            <text:p text:style-name="Standard">d</text:p>
          </text:deletion>
          <text:insertion>
            <office:change-info office:chg-author="D.E. Goodman-Wilson" office:chg-date-time="2014-09-19T10:40:00"/>
          </text:insertion>
        </text:changed-region>
        <text:changed-region xml:id="ct106102875677696" text:id="ct106102875677696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5553119895680" text:id="ct105553119895680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06102873541376" text:id="ct106102873541376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105553119929856" text:id="ct105553119929856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5553121970560" text:id="ct105553121970560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06102873541568" text:id="ct106102873541568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105553121945600" text:id="ct105553121945600">
          <text:deletion>
            <office:change-info>
              <dc:creator>Bob Jacobsen</dc:creator>
              <dc:date>2015-02-07T15:21:00</dc:date>
            </office:change-info>
            <text:p text:style-name="Standard">Intended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5553119916608" text:id="ct105553119916608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6102873541760" text:id="ct106102873541760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5553119826944" text:id="ct105553119826944">
          <text:deletion>
            <office:change-info>
              <dc:creator>Bob Jacobsen</dc:creator>
              <dc:date>2015-02-07T15:22:00</dc:date>
            </office:change-info>
            <text:p text:style-name="Standard"><text:s/>to 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5553121960960" text:id="ct105553121960960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5553117714816" text:id="ct105553117714816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6102875653696" text:id="ct106102875653696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6102873630464" text:id="ct10610287363046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6102875629888" text:id="ct106102875629888">
          <text:deletion>
            <office:change-info>
              <dc:creator>Bob Jacobsen</dc:creator>
              <dc:date>2015-02-07T15:22:00</dc:date>
            </office:change-info>
            <text:p text:style-name="Standard">s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6102873541952" text:id="ct106102873541952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106102873542144" text:id="ct106102873542144">
          <text:deletion>
            <office:change-info>
              <dc:creator>Bob Jacobsen</dc:creator>
              <dc:date>2015-02-07T15:22:00</dc:date>
            </office:change-info>
            <text:p text:style-name="Standard">.</text:p>
          </text:deletion>
          <text:insertion>
            <office:change-info office:chg-author="D.E. Goodman-Wilson" office:chg-date-time="2014-09-19T10:41:00"/>
          </text:insertion>
        </text:changed-region>
        <text:changed-region xml:id="ct106102875653504" text:id="ct106102875653504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05553119884736" text:id="ct105553119884736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06102875675200" text:id="ct106102875675200">
          <text:deletion>
            <office:change-info>
              <dc:creator>Bob Jacobsen</dc:creator>
              <dc:date>2015-02-07T15:27:00</dc:date>
            </office:change-info>
            <text:h text:style-name="Heading_20_1" text:outline-level="1">Normative</text:h>
          </text:deletion>
        </text:changed-region>
        <text:changed-region xml:id="ct106102875631424" text:id="ct106102875631424">
          <text:insertion>
            <office:change-info>
              <dc:creator>Bob Jacobsen</dc:creator>
              <dc:date>2015-02-07T15:27:00</dc:date>
            </office:change-info>
          </text:insertion>
        </text:changed-region>
        <text:changed-region xml:id="ct106102873542528" text:id="ct106102873542528">
          <text:deletion>
            <office:change-info>
              <dc:creator>D.E. Goodman-Wilson</dc:creator>
              <dc:date>2014-09-19T10:42:00</dc:date>
            </office:change-info>
            <text:h text:style-name="Heading_20_1" text:outline-level="1">Citations to other docs, as needed.</text:h>
          </text:deletion>
        </text:changed-region>
        <text:changed-region xml:id="ct106102873542336" text:id="ct106102873542336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p text:style-name="Standard"/>
          </text:deletion>
        </text:changed-region>
        <text:changed-region xml:id="ct105553121943488" text:id="ct105553121943488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06102873542720" text:id="ct106102873542720">
          <text:deletion>
            <office:change-info>
              <dc:creator>D.E. Goodman-Wilson</dc:creator>
              <dc:date>2014-09-19T10:42:00</dc:date>
            </office:change-info>
            <text:p text:style-name="Standard"/>
            <text:p text:style-name="Standard"/>
          </text:deletion>
        </text:changed-region>
        <text:changed-region xml:id="ct105553121957696" text:id="ct105553121957696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06102875665408" text:id="ct106102875665408">
          <text:insertion>
            <office:change-info>
              <dc:creator>Bob Jacobsen</dc:creator>
              <dc:date>2015-02-07T15:25:00</dc:date>
            </office:change-info>
          </text:insertion>
        </text:changed-region>
        <text:changed-region xml:id="ct105553121977664" text:id="ct105553121977664">
          <text:insertion>
            <office:change-info>
              <dc:creator>Bob Jacobsen</dc:creator>
              <dc:date>2015-02-07T15:52:00</dc:date>
            </office:change-info>
          </text:insertion>
        </text:changed-region>
        <text:changed-region xml:id="ct106102875702464" text:id="ct106102875702464">
          <text:insertion>
            <office:change-info>
              <dc:creator>Bob Jacobsen</dc:creator>
              <dc:date>2015-02-07T15:53:00</dc:date>
            </office:change-info>
          </text:insertion>
        </text:changed-region>
        <text:changed-region xml:id="ct106102875700352" text:id="ct106102875700352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06102875710912" text:id="ct106102875710912">
          <text:deletion>
            <office:change-info>
              <dc:creator>Bob Jacobsen</dc:creator>
              <dc:date>2015-02-07T15:59:00</dc:date>
            </office:change-info>
            <text:h text:style-name="Heading_20_1" text:outline-level="1">Format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6102875668864" text:id="ct106102875668864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05553117751872" text:id="ct105553117751872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5553119922368" text:id="ct105553119922368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06102875723392" text:id="ct106102875723392">
          <text:insertion>
            <office:change-info>
              <dc:creator>Bob Jacobsen</dc:creator>
              <dc:date>2015-02-07T16:03:00</dc:date>
            </office:change-info>
          </text:insertion>
        </text:changed-region>
        <text:changed-region xml:id="ct105553119854784" text:id="ct105553119854784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05553119910272" text:id="ct105553119910272">
          <text:insertion>
            <office:change-info>
              <dc:creator>Bob Jacobsen</dc:creator>
              <dc:date>2015-02-07T15:46:00</dc:date>
            </office:change-info>
          </text:insertion>
        </text:changed-region>
        <text:changed-region xml:id="ct105553119910464" text:id="ct105553119910464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105553121966144" text:id="ct105553121966144">
          <text:insertion>
            <office:change-info>
              <dc:creator>Bob Jacobsen</dc:creator>
              <dc:date>2015-02-07T15:48:00</dc:date>
            </office:change-info>
          </text:insertion>
        </text:changed-region>
        <text:changed-region xml:id="ct105553121976128" text:id="ct105553121976128">
          <text:insertion>
            <office:change-info>
              <dc:creator>Bob Jacobsen</dc:creator>
              <dc:date>2015-02-07T16:05:00</dc:date>
            </office:change-info>
          </text:insertion>
        </text:changed-region>
        <text:changed-region xml:id="ct105553121970752" text:id="ct105553121970752">
          <text:insertion>
            <office:change-info>
              <dc:creator>Bob Jacobsen</dc:creator>
              <dc:date>2015-02-07T16:08:00</dc:date>
            </office:change-info>
          </text:insertion>
        </text:changed-region>
        <text:changed-region xml:id="ct106102875663680" text:id="ct106102875663680">
          <text:insertion>
            <office:change-info>
              <dc:creator>Bob Jacobsen</dc:creator>
              <dc:date>2015-02-07T16:09:00</dc:date>
            </office:change-info>
          </text:insertion>
        </text:changed-region>
        <text:changed-region xml:id="ct106102877751616" text:id="ct106102877751616">
          <text:insertion>
            <office:change-info>
              <dc:creator>Bob Jacobsen</dc:creator>
              <dc:date>2015-02-07T16:14:00</dc:date>
            </office:change-info>
          </text:insertion>
        </text:changed-region>
        <text:changed-region xml:id="ct105553117810624" text:id="ct105553117810624">
          <text:insertion>
            <office:change-info>
              <dc:creator>Bob Jacobsen</dc:creator>
              <dc:date>2015-02-07T17:05:00</dc:date>
            </office:change-info>
          </text:insertion>
        </text:changed-region>
        <text:changed-region xml:id="ct105553119834240" text:id="ct105553119834240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5553121953088" text:id="ct105553121953088">
          <text:deletion>
            <office:change-info>
              <dc:creator>Bob Jacobsen</dc:creator>
              <dc:date>2015-02-07T15:44:00</dc:date>
            </office:change-info>
            <text:h text:style-name="Heading_20_2" text:outline-level="2">Use of XML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5553119920448" text:id="ct105553119920448">
          <text:insertion>
            <office:change-info>
              <dc:creator>Bob Jacobsen</dc:creator>
              <dc:date>2015-02-07T15:57:00</dc:date>
            </office:change-info>
          </text:insertion>
        </text:changed-region>
        <text:changed-region xml:id="ct105553121972672" text:id="ct105553121972672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06102877776576" text:id="ct106102877776576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106102875675008" text:id="ct106102875675008">
          <text:insertion>
            <office:change-info>
              <dc:creator>Bob Jacobsen</dc:creator>
              <dc:date>2015-02-07T15:26:00</dc:date>
            </office:change-info>
          </text:insertion>
        </text:changed-region>
        <text:changed-region xml:id="ct106102877793280" text:id="ct106102877793280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105553124054272" text:id="ct105553124054272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105553121981504" text:id="ct105553121981504">
          <text:deletion>
            <office:change-info>
              <dc:creator>Bob Jacobsen</dc:creator>
              <dc:date>2015-02-07T16:12:00</dc:date>
            </office:change-info>
            <text:p text:style-name="Standard"/>
            <text:h text:style-name="Heading_20_2" text:outline-level="2">CDI is constant</text:h>
          </text:deletion>
          <text:insertion>
            <office:change-info office:chg-author="D.E. Goodman-Wilson" office:chg-date-time="2014-09-19T10:43:00"/>
          </text:insertion>
        </text:changed-region>
        <text:changed-region xml:id="ct106102875674816" text:id="ct106102875674816">
          <text:deletion>
            <office:change-info>
              <dc:creator>Bob Jacobsen</dc:creator>
              <dc:date>2015-02-07T17:11:00</dc:date>
            </office:change-info>
            <text:h text:style-name="Heading_20_2" text:outline-level="2"/>
            <text:h text:style-name="Heading_20_2" text:outline-level="2">Other stuff</text:h>
            <text:p text:style-name="Standard"/>
          </text:deletion>
          <text:insertion>
            <office:change-info office:chg-author="D.E. Goodman-Wilson" office:chg-date-time="2014-09-19T10:43:00"/>
          </text:insertion>
        </text:changed-region>
        <text:changed-region xml:id="ct105553122025088" text:id="ct105553122025088">
          <text:deletion>
            <office:change-info>
              <dc:creator>Bob Jacobsen</dc:creator>
              <dc:date>2015-02-07T17:11:00</dc:date>
            </office:change-info>
            <text:h text:style-name="Heading_20_1" text:outline-level="1">Stuff to be merged into the above (or the TN)</text:h>
          </text:deletion>
        </text:changed-region>
        <text:changed-region xml:id="ct105553122025280" text:id="ct105553122025280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106102877788864" text:id="ct106102877788864">
          <text:deletion>
            <office:change-info>
              <dc:creator>Bob Jacobsen</dc:creator>
              <dc:date>2015-02-07T16:28:00</dc:date>
            </office:change-info>
            <text:p text:style-name="P1">The first byte is used to distinguish the coding.</text:p>
            <text:p text:style-name="Standard">“&lt;” (which is part of the XML “&lt;?xml version='1.0'?&gt;” definition): Uncoded characters</text:p>
            <text:p text:style-name="P1">UTF BOM: Various UniCode forms</text:p>
            <text:p text:style-name="P1">0x01 – tag for compressed. <text:s/>One format defined for total start string of 0x0101. (If you want to use another format, decompress on board)</text:p>
            <text:p text:style-name="P1">(can't use 0x00 as lead, since that's the end-of-string indication)</text:p>
          </text:deletion>
        </text:changed-region>
        <text:changed-region xml:id="ct105553121958656" text:id="ct105553121958656">
          <text:deletion>
            <office:change-info>
              <dc:creator>Bob Jacobsen</dc:creator>
              <dc:date>2015-02-07T17:12:00</dc:date>
            </office:change-info>
            <text:p text:style-name="P1"/>
            <text:p text:style-name="P1"/>
            <text:p text:style-name="P1"/>
          </text:deletion>
        </text:changed-region>
        <text:changed-region xml:id="ct105553124001088" text:id="ct105553124001088">
          <text:deletion>
            <office:change-info>
              <dc:creator>Bob Jacobsen</dc:creator>
              <dc:date>2015-02-07T16:29:00</dc:date>
            </office:change-info>
            <text:p text:style-name="P1">The schema at prototypes/xml/schema (better location?) is really the normative thing, because that's what we check.</text:p>
          </text:deletion>
        </text:changed-region>
        <text:changed-region xml:id="ct106102877803840" text:id="ct106102877803840">
          <text:deletion>
            <office:change-info>
              <dc:creator>Bob Jacobsen</dc:creator>
              <dc:date>2015-02-07T17:12:00</dc:date>
            </office:change-info>
            <text:p text:style-name="P1"/>
            <text:p text:style-name="P1"/>
          </text:deletion>
        </text:changed-region>
        <text:changed-region xml:id="ct106102877767168" text:id="ct106102877767168">
          <text:insertion>
            <office:change-info>
              <dc:creator>Bob Jacobsen</dc:creator>
              <dc:date>2015-02-07T17:18:00</dc:date>
            </office:change-info>
          </text:insertion>
        </text:changed-region>
        <text:changed-region xml:id="ct106102875673472" text:id="ct106102875673472">
          <text:deletion>
            <office:change-info>
              <dc:creator>Bob Jacobsen</dc:creator>
              <dc:date>2015-02-07T17:11:00</dc:date>
            </office:change-info>
            <text:list xml:id="list6554265210404539755" text:style-name="Numbering_20_2">
              <text:list-item>
                <text:h text:style-name="P2" text:outline-level="1" text:restart-numbering="true" text:start-value="-1"/>
              </text:list-item>
              <text:list-item>
                <text:h text:style-name="P3" text:outline-level="1"/>
              </text:list-item>
            </text:list>
          </text:deletion>
        </text:changed-region>
        <text:changed-region xml:id="ct105553124049088" text:id="ct105553124049088">
          <text:insertion>
            <office:change-info>
              <dc:creator>Bob Jacobsen</dc:creator>
              <dc:date>2015-02-07T17:20:00</dc:date>
            </office:change-info>
          </text:insertion>
        </text:changed-region>
        <text:changed-region xml:id="ct106102873543872" text:id="ct106102873543872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105553124002048" text:id="ct105553124002048">
          <text:insertion>
            <office:change-info>
              <dc:creator>Bob Jacobsen</dc:creator>
              <dc:date>2015-02-07T17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Introduction (Informative)</text:h>
      <text:p text:style-name="Standard"><text:change text:change-id="ct106102873540224"/><text:change-start text:change-id="ct106102873540992"/>This document defines a standard for the <text:change-end text:change-id="ct106102873540992"/><text:change text:change-id="ct106102875674432"/><text:change-start text:change-id="ct106102875678464"/>format<text:change-end text:change-id="ct106102875678464"/><text:change-start text:change-id="ct106102875676352"/> of static <text:change-end text:change-id="ct106102875676352"/><text:change-start text:change-id="ct106102873541184"/>information that describe<text:change-end text:change-id="ct106102873541184"/><text:change text:change-id="ct105553121954816"/><text:change-start text:change-id="ct106102875677696"/>s<text:change-end text:change-id="ct106102875677696"/><text:change-start text:change-id="ct105553119895680"/> the configuration options available on an OpenLCB node, called “Configuration Description Information (CDI)”.<text:change-end text:change-id="ct105553119895680"/><text:change text:change-id="ct106102873541376"/><text:change-start text:change-id="ct105553119929856"/> “Configuration Description Information” in this context refers to <text:span text:style-name="T5">fixed</text:span> information available from an OpenLCB device, via OpenLCB, so that other devices can properly and correctly configure it.<text:change-end text:change-id="ct105553119929856"/><text:change-start text:change-id="ct105553121970560"/></text:p>
      <text:p text:style-name="Standard">This Standard does not address how the CDI is stored, retrieved, or used.<text:change-end text:change-id="ct105553121970560"/></text:p>
      <text:h text:style-name="Heading_20_1" text:outline-level="1">Intended Use (Informative)</text:h>
      <text:p text:style-name="Standard"><text:change text:change-id="ct106102873541568"/><text:change text:change-id="ct105553121945600"/><text:change-start text:change-id="ct105553119916608"/>CDI is intended<text:change-end text:change-id="ct105553119916608"/><text:change-start text:change-id="ct106102873541760"/> to be used<text:change-end text:change-id="ct106102873541760"/><text:change text:change-id="ct105553119826944"/><text:change-start text:change-id="ct105553121960960"/> <text:change-end text:change-id="ct105553121960960"/><text:change-start text:change-id="ct105553117714816"/>by <text:change-end text:change-id="ct105553117714816"/><text:change-start text:change-id="ct106102875653696"/>a <text:change-end text:change-id="ct106102875653696"/><text:change-start text:change-id="ct106102873630464"/>configurable, self-contained OpenLCB <text:s/>node<text:change-end text:change-id="ct106102873630464"/><text:change text:change-id="ct106102875629888"/><text:change text:change-id="ct106102873541952"/><text:change text:change-id="ct106102873542144"/><text:change-start text:change-id="ct106102875653504"/> to tell<text:change-end text:change-id="ct106102875653504"/><text:change-start text:change-id="ct105553119884736"/> a Configuration Tool (CT) how to configure the node. The configuration tool will use the CDI information to help the user configure all aspects of the node's capabilities. <text:change-end text:change-id="ct105553119884736"/></text:p>
      <text:h text:style-name="Heading_20_1" text:outline-level="1">References and Context (<text:change text:change-id="ct106102875675200"/><text:change-start text:change-id="ct106102875631424"/>Informative<text:change-end text:change-id="ct106102875631424"/>)<text:change text:change-id="ct106102873542528"/><text:change text:change-id="ct106102873542336"/></text:h>
      <text:p text:style-name="Standard">For more information on format and presentation, see: </text:p>
      <text:list xml:id="list5884275141785405250" text:style-name="L1">
        <text:list-item>
          <text:p text:style-name="P12">OpenLCB Common Information Technical Note<text:change-start text:change-id="ct105553121943488"/></text:p>
        </text:list-item>
      </text:list>
      <text:p text:style-name="Standard"><text:change-end text:change-id="ct105553121943488"/><text:change text:change-id="ct106102873542720"/><text:change-start text:change-id="ct105553121957696"/>For information on one way to <text:change-end text:change-id="ct105553121957696"/><text:change-start text:change-id="ct106102875665408"/>retrieve CDI from a node, see:</text:p>
      <text:list xml:id="list1029734809784577831" text:style-name="L2">
        <text:list-item>
          <text:p text:style-name="P13">OpenLCB Memory Configuration Protocol<text:change-end text:change-id="ct106102875665408"/><text:change-start text:change-id="ct105553121977664"/></text:p>
        </text:list-item>
      </text:list>
      <text:p text:style-name="Standard">For information on XML <text:change-end text:change-id="ct105553121977664"/><text:change-start text:change-id="ct106102875702464"/>encoding and XML Schema, see:</text:p>
      <text:list xml:id="list1189830892314780855" text:style-name="L3">
        <text:list-item>
          <text:p text:style-name="P15">World Wide Web Consortium (W3C) “Extensible Markup Language (XML)”<text:note text:id="ftn0" text:note-class="endnote"><text:note-citation>i</text:note-citation><text:note-body><text:p text:style-name="Endnote"><text:change-start text:change-id="ct105553119916032"/>http://www.w3.org/XML/<text:change-end text:change-id="ct105553119916032"/></text:p></text:note-body></text:note><text:change-end text:change-id="ct106102875702464"/><text:change-start text:change-id="ct106102875700352"/></text:p>
        </text:list-item>
        <text:list-item>
          <text:p text:style-name="P15">World Wide Web Consortium (W3C) “XML Schema”<text:note text:id="ftn1" text:note-class="endnote"><text:note-citation>ii</text:note-citation><text:note-body><text:p text:style-name="Endnote"><text:change-start text:change-id="ct106102875656768"/>http://www.w3.org/XML/Schema<text:change-end text:change-id="ct106102875656768"/></text:p></text:note-body></text:note><text:change-end text:change-id="ct106102875700352"/></text:p>
        </text:list-item>
      </text:list>
      <text:h text:style-name="Heading_20_1" text:outline-level="1"><text:change text:change-id="ct106102875710912"/><text:change-start text:change-id="ct106102875668864"/>Content<text:change-end text:change-id="ct106102875668864"/><text:change-start text:change-id="ct105553117751872"/> (normative)<text:change-end text:change-id="ct105553117751872"/><text:change-start text:change-id="ct105553119922368"/></text:h>
      <text:p text:style-name="Standard">The configuration description information <text:span text:style-name="T4">for a</text:span> node is invariant while the node has any OpenLCB connections in the Initialized state. </text:p>
      <text:p text:style-name="Standard">The CDI has three parts:</text:p>
      <text:list xml:id="list5837438720989434744" text:style-name="L4">
        <text:list-item>
          <text:p text:style-name="P16">Identification: Provides specific information about <text:span text:style-name="T4">the</text:span> type of the node.</text:p>
        </text:list-item>
        <text:list-item>
          <text:p text:style-name="P16">ACDI: Indicates that certain configuration information in the node has a standard format.</text:p>
        </text:list-item>
        <text:list-item>
          <text:p text:style-name="P16"><text:soft-page-break/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<text:change-end text:change-id="ct105553119922368"/><text:change-start text:change-id="ct106102875723392"/>)<text:change-end text:change-id="ct106102875723392"/><text:change-start text:change-id="ct105553119854784"/></text:h>
      <text:p text:style-name="Standard">The CDI is provided as a zero-terminated string of bytes<text:change-end text:change-id="ct105553119854784"/><text:change-start text:change-id="ct105553119910272"/>. The bytes encode UTF-8 characters. There is no byte-order mark (BOM) at <text:span text:style-name="T4">the</text:span> start of the string.<text:change-end text:change-id="ct105553119910272"/><text:change-start text:change-id="ct105553119910464"/>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4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4"> and in Appendix A of this document.</text:span></text:p>
      <text:p text:style-name="Standard"><text:span text:style-name="T4">The version number of an OpenLCB CDI schema contains two numbers: The major version first, and the minor version second. <text:s/></text:span></text:p>
      <text:p text:style-name="Standard">The first <text:change-end text:change-id="ct105553119910464"/><text:change-start text:change-id="ct105553121966144"/>line of the CDI is:</text:p>
      <text:p text:style-name="P14"><text:span text:style-name="Teletype"><text:span text:style-name="T6">&lt;?xml version="1.0"?&gt;</text:span></text:span></text:p>
      <text:p text:style-name="Standard">to define the XML version of <text:span text:style-name="T4">the</text:span> content.<text:change-end text:change-id="ct105553121966144"/><text:change-start text:change-id="ct105553121976128"/></text:p>
      <text:p text:style-name="Standard"><text:change-end text:change-id="ct105553121976128"/><text:change-start text:change-id="ct105553121970752"/>The root element of the CDI XML is:</text:p>
      <text:p text:style-name="Standard"><text:change-end text:change-id="ct105553121970752"/><text:change-start text:change-id="ct106102875663680"/><text:span text:style-name="Teletype"><text:span text:style-name="T6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6">http://openlcb.org/schema/1/1/cdi.xsd</text:span></text:span></text:a><text:span text:style-name="Teletype"><text:span text:style-name="T6">"&gt;</text:span></text:span><text:change-end text:change-id="ct106102875663680"/><text:change-start text:change-id="ct106102877751616"/></text:p>
      <text:p text:style-name="P17">The schema contents are normative.<text:change-end text:change-id="ct106102877751616"/><text:change-start text:change-id="ct105553117810624"/></text:p>
      <text:p text:style-name="P19">Numerical values in attributes and element text shall be specified as decimal numbers. <text:s/><text:change-end text:change-id="ct105553117810624"/><text:change-start text:change-id="ct105553119834240"/></text:p>
      <text:h text:style-name="Heading_20_2" text:outline-level="2"><text:change-end text:change-id="ct105553119834240"/><text:change text:change-id="ct105553121953088"/><text:change-start text:change-id="ct105553119920448"/>XML<text:change-end text:change-id="ct105553119920448"/><text:change-start text:change-id="ct105553121972672"/> <text:change-end text:change-id="ct105553121972672"/><text:change-start text:change-id="ct106102877776576"/>Elements<text:change-end text:change-id="ct106102877776576"/><text:change-start text:change-id="ct106102875675008"/></text:h>
      <text:h text:style-name="Heading_20_3" text:outline-level="3"><text:change-end text:change-id="ct106102875675008"/><text:change-start text:change-id="ct106102877793280"/>&lt;identification&gt; Element</text:h>
      <text:h text:style-name="Heading_20_3" text:outline-level="3">&lt;acdi&gt; Element</text:h>
      <text:h text:style-name="Heading_20_3" text:outline-level="3">&lt;segment&gt; Element<text:change-end text:change-id="ct106102877793280"/><text:change-start text:change-id="ct105553124054272"/></text:h>
      <text:p text:style-name="Standard"><text:change-end text:change-id="ct105553124054272"/><text:change text:change-id="ct105553121981504"/><text:change text:change-id="ct106102875674816"/></text:p>
      <text:h text:style-name="Heading_20_1" text:outline-level="1"><text:change text:change-id="ct105553122025088"/><text:change-start text:change-id="ct105553122025280"/>Future Extension<text:change-end text:change-id="ct105553122025280"/></text:h>
      <text:p text:style-name="Standard"/>
      <text:p text:style-name="P1"><text:change text:change-id="ct106102877788864"/><text:change text:change-id="ct105553121958656"/><text:change text:change-id="ct105553124001088"/><text:change text:change-id="ct106102877803840"/>But we add the &lt;acdi&gt; element to it, so the document isn't really complete; “Other protocols may add, but not remove, elements and attributes”? <text:s/>Remove constraints? How does extensibility work here?<text:change-start text:change-id="ct106102877767168"/></text:p>
      <text:list xml:id="list440689213" text:continue-list="list6554265210404539755" text:style-name="Numbering_20_2">
        <text:list-item text:start-value="1">
          <text:h text:style-name="P2" text:outline-level="1" text:restart-numbering="true" text:start-value="-1"><text:change-end text:change-id="ct106102877767168"/><text:change text:change-id="ct106102875673472"/><text:change-start text:change-id="ct105553124049088"/>Appendix: Schema<text:change-end text:change-id="ct105553124049088"/><text:change-start text:change-id="ct106102873543872"/></text:h>
        </text:list-item>
      </text:list>
      <text:p text:style-name="P20"><text:change-end text:change-id="ct106102873543872"/><text:change-start text:change-id="ct105553124002048"/>&lt;?xml version="1.0" encoding="utf-8"?&gt;</text:p>
      <text:p text:style-name="P20">&lt;?xml-stylesheet href="schema2xhtml.xsl" type="text/xsl"?&gt;</text:p>
      <text:p text:style-name="P20">&lt;!-- XML Schema for OpenLCB Configuration Description Information (CDI) <text:s text:c="4"/>--&gt;</text:p>
      <text:p text:style-name="P20">&lt;xs:schema version="CDI 1.1" xmlns:xs="http://www.w3.org/2001/XMLSchema" xmlns:xsi="http://www.w3.org/2001/XMLSchema-instance"&gt;</text:p>
      <text:p text:style-name="P20"><text:s text:c="2"/>&lt;xs:complexType name="mapType"&gt;</text:p>
      <text:p text:style-name="P20"><text:s text:c="4"/>&lt;xs:annotation&gt;</text:p>
      <text:p text:style-name="P20"><text:s text:c="6"/>&lt;xs:documentation&gt;</text:p>
      <text:p text:style-name="P20"><text:s text:c="8"/>A map relates one or more property elements (keys) </text:p>
      <text:p text:style-name="P20"><text:s text:c="8"/>to specific values.</text:p>
      <text:p text:style-name="P20"><text:s text:c="6"/>&lt;/xs:documentation&gt;</text:p>
      <text:p text:style-name="P20"><text:s text:c="4"/>&lt;/xs:annotation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relation" minOccurs="0" maxOccurs="unbounded"&gt;</text:p>
      <text:p text:style-name="P20"><text:s text:c="8"/>&lt;xs:complexType&gt;</text:p>
      <text:p text:style-name="P20"><text:s text:c="10"/>&lt;xs:sequence&gt;</text:p>
      <text:p text:style-name="P20"><text:s text:c="12"/>&lt;xs:element name="property" minOccurs="1" maxOccurs="1" /&gt;</text:p>
      <text:p text:style-name="P20"><text:s text:c="12"/>&lt;xs:element name="value" minOccurs="1" maxOccurs="1" /&gt;</text:p>
      <text:p text:style-name="P20"><text:s text:c="10"/>&lt;/xs:sequence&gt;</text:p>
      <text:p text:style-name="P20"><text:s text:c="8"/>&lt;/xs:complexType&gt;</text:p>
      <text:p text:style-name="P20"><text:s text:c="6"/>&lt;/xs:element&gt;</text:p>
      <text:p text:style-name="P20"><text:s text:c="4"/>&lt;/xs:sequence&gt;</text:p>
      <text:p text:style-name="P20"><text:s text:c="2"/>&lt;/xs:complexType&gt;</text:p>
      <text:p text:style-name="P20"><text:s text:c="2"/>&lt;xs:complexType name="groupType"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repname" minOccurs="0" maxOccurs="1" /&gt;</text:p>
      <text:p text:style-name="P20"><text:s text:c="6"/>&lt;xs:choice minOccurs="0" maxOccurs="unbounded"&gt;</text:p>
      <text:p text:style-name="P20"><text:s text:c="8"/>&lt;xs:annotation&gt;</text:p>
      <text:p text:style-name="P20"><text:s text:c="10"/>&lt;xs:documentation&gt;</text:p>
      <text:p text:style-name="P20"><text:s text:c="12"/>Allows any sequence of the contained element types</text:p>
      <text:p text:style-name="P20"><text:s text:c="10"/>&lt;/xs:documentation&gt;</text:p>
      <text:p text:style-name="P20"><text:s text:c="8"/>&lt;/xs:annotation&gt;</text:p>
      <text:p text:style-name="P20"><text:s text:c="8"/>&lt;xs:element name="group" type="groupType" minOccurs="0" maxOccurs="1" /&gt;</text:p>
      <text:p text:style-name="P20"><text:s text:c="8"/>&lt;xs:element name="bit" type="bitType" minOccurs="0" maxOccurs="1" /&gt;</text:p>
      <text:p text:style-name="P20"><text:s text:c="8"/>&lt;xs:element name="string" type="stringType" minOccurs="0" maxOccurs="1" /&gt;</text:p>
      <text:p text:style-name="P20"><text:s text:c="8"/>&lt;xs:element name="int" type="intType" minOccurs="0" maxOccurs="1" /&gt;</text:p>
      <text:p text:style-name="P20"><text:s text:c="8"/>&lt;xs:element name="eventid" type="eventidType" minOccurs="0" maxOccurs="1" /&gt;</text:p>
      <text:p text:style-name="P20"><text:s text:c="6"/>&lt;/xs:choice&gt;</text:p>
      <text:p text:style-name="P20"><text:s text:c="4"/>&lt;/xs:sequenc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 text:c="10"/>Positive or negative offset between the address of </text:p>
      <text:p text:style-name="P20"><text:s text:c="10"/>the previous element and the start of this group's content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4"/>&lt;xs:attribute name="replication" type="xs:int" default="1" /&gt;</text:p>
      <text:p text:style-name="P20"><text:s text:c="2"/>&lt;/xs:complexType&gt;</text:p>
      <text:p text:style-name="P20"><text:s text:c="2"/>&lt;xs:complexType name="eventidType"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map" type="mapType" minOccurs="0" maxOccurs="1" /&gt;</text:p>
      <text:p text:style-name="P20"><text:s text:c="4"/>&lt;/xs:sequenc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 text:c="10"/>Positive or negative offset between the address of </text:p>
      <text:p text:style-name="P20"><text:s text:c="10"/>the end of previous element and the start of </text:p>
      <text:p text:style-name="P20"><text:s text:c="10"/>this elements's content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2"/>&lt;/xs:complexType&gt;</text:p>
      <text:p text:style-name="P20"><text:s text:c="2"/>&lt;xs:complexType name="datumType"&gt;</text:p>
      <text:p text:style-name="P20"><text:s text:c="4"/>&lt;xs:annotation&gt;</text:p>
      <text:p text:style-name="P20"><text:s text:c="6"/>&lt;xs:documentation&gt;</text:p>
      <text:p text:style-name="P20"><text:s text:c="8"/>Base for all data types (except Event, which is fixed length), </text:p>
      <text:p text:style-name="P20"><text:s text:c="8"/>providing an extension point for the future.</text:p>
      <text:p text:style-name="P20"><text:s text:c="6"/>&lt;/xs:documentation&gt;</text:p>
      <text:p text:style-name="P20"><text:s text:c="4"/>&lt;/xs:annotation&gt;</text:p>
      <text:p text:style-name="P20"><text:soft-page-break/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map" type="mapType" minOccurs="0" maxOccurs="1" /&gt;</text:p>
      <text:p text:style-name="P20"><text:s text:c="4"/>&lt;/xs:sequence&gt;</text:p>
      <text:p text:style-name="P20"><text:s text:c="4"/>&lt;xs:attribute name="size" type="xs:int" default="1"&gt;</text:p>
      <text:p text:style-name="P20"><text:s text:c="6"/>&lt;xs:annotation&gt;</text:p>
      <text:p text:style-name="P20"><text:s text:c="8"/>&lt;xs:documentation&gt;</text:p>
      <text:p text:style-name="P20"><text:s text:c="10"/>Storage size of this datum in byte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 text:c="10"/>Positive or negative offset between the </text:p>
      <text:p text:style-name="P20"><text:s text:c="10"/>address of the end of previous element and </text:p>
      <text:p text:style-name="P20"><text:s text:c="10"/>the start of this elements's content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2"/>&lt;/xs:complexType&gt;</text:p>
      <text:p text:style-name="P20"><text:s text:c="2"/>&lt;xs:complexType name="intType"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min" minOccurs="0" maxOccurs="1" /&gt;</text:p>
      <text:p text:style-name="P20"><text:s text:c="6"/>&lt;xs:element name="max" minOccurs="0" maxOccurs="1" /&gt;</text:p>
      <text:p text:style-name="P20"><text:s text:c="6"/>&lt;xs:element name="default" minOccurs="0" maxOccurs="1" /&gt;</text:p>
      <text:p text:style-name="P20"><text:s text:c="6"/>&lt;xs:element name="map" type="mapType" minOccurs="0" maxOccurs="1"&gt;</text:p>
      <text:p text:style-name="P20"><text:s text:c="8"/>&lt;xs:annotation&gt;</text:p>
      <text:p text:style-name="P20"><text:s text:c="10"/>&lt;xs:documentation&gt;</text:p>
      <text:p text:style-name="P20"><text:s text:c="12"/>The 'value' of each entry is displayed, and </text:p>
      <text:p text:style-name="P20"><text:s text:c="12"/>the 'property' content (number) is sent </text:p>
      <text:p text:style-name="P20"><text:s text:c="12"/>to/from the node</text:p>
      <text:p text:style-name="P20"><text:s text:c="10"/>&lt;/xs:documentation&gt;</text:p>
      <text:p text:style-name="P20"><text:s text:c="8"/>&lt;/xs:annotation&gt;</text:p>
      <text:p text:style-name="P20"><text:s text:c="6"/>&lt;/xs:element&gt;</text:p>
      <text:p text:style-name="P20"><text:s text:c="4"/>&lt;/xs:sequence&gt;</text:p>
      <text:p text:style-name="P20"><text:s text:c="4"/>&lt;xs:attribute name="size" type="xs:int" default="1"&gt;</text:p>
      <text:p text:style-name="P20"><text:s text:c="6"/>&lt;xs:annotation&gt;</text:p>
      <text:p text:style-name="P20"><text:s text:c="8"/>&lt;xs:documentation&gt;</text:p>
      <text:p text:style-name="P20"><text:s text:c="10"/>Storage size of this variable in byte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 text:c="10"/>Positive or negative offset between the </text:p>
      <text:p text:style-name="P20"><text:s text:c="10"/>address of the end of previous element and the </text:p>
      <text:p text:style-name="P20"><text:s text:c="10"/>start of this elements's contents. </text:p>
      <text:p text:style-name="P20"><text:s text:c="10"/>Offset of zero means that this element starts </text:p>
      <text:p text:style-name="P20"><text:s text:c="10"/>immediately after the previous one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2"/>&lt;/xs:complexType&gt;</text:p>
      <text:p text:style-name="P20"><text:s text:c="2"/>&lt;xs:complexType name="bitType"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map" type="mapType" minOccurs="0" maxOccurs="1"&gt;</text:p>
      <text:p text:style-name="P20"><text:s text:c="8"/>&lt;xs:annotation&gt;</text:p>
      <text:p text:style-name="P20"><text:s text:c="10"/>&lt;xs:documentation&gt;</text:p>
      <text:p text:style-name="P20"><text:s text:c="12"/>The 'value' of each entry is displayed, and</text:p>
      <text:p text:style-name="P20"><text:s text:c="12"/>the 'property' content (number) is sent to/from the node</text:p>
      <text:p text:style-name="P20"><text:s text:c="10"/>&lt;/xs:documentation&gt;</text:p>
      <text:p text:style-name="P20"><text:s text:c="8"/>&lt;/xs:annotation&gt;</text:p>
      <text:p text:style-name="P20"><text:s text:c="6"/>&lt;/xs:element&gt;</text:p>
      <text:p text:style-name="P20"><text:s text:c="4"/>&lt;/xs:sequence&gt;</text:p>
      <text:p text:style-name="P20"><text:s text:c="4"/>&lt;xs:attribute name="size" type="xs:int" default="1"&gt;</text:p>
      <text:p text:style-name="P20"><text:s text:c="6"/>&lt;xs:annotation&gt;</text:p>
      <text:p text:style-name="P20"><text:s text:c="8"/>&lt;xs:documentation&gt;</text:p>
      <text:p text:style-name="P20"><text:s text:c="10"/>Storage size of this variable in bits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oft-page-break/><text:s text:c="10"/>Positive or negative offset between the address of the </text:p>
      <text:p text:style-name="P20"><text:s text:c="10"/>previous element and the start of this group's contents. </text:p>
      <text:p text:style-name="P20"><text:s text:c="10"/>Offset of zero means that this element starts immediately </text:p>
      <text:p text:style-name="P20"><text:s text:c="10"/>after the previous one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2"/>&lt;/xs:complexType&gt;</text:p>
      <text:p text:style-name="P20"><text:s text:c="2"/>&lt;xs:complexType name="stringType"&gt;</text:p>
      <text:p text:style-name="P20"><text:s text:c="4"/>&lt;xs:sequence&gt;</text:p>
      <text:p text:style-name="P20"><text:s text:c="6"/>&lt;xs:element name="name" minOccurs="0" maxOccurs="1" /&gt;</text:p>
      <text:p text:style-name="P20"><text:s text:c="6"/>&lt;xs:element name="description" minOccurs="0" maxOccurs="1" /&gt;</text:p>
      <text:p text:style-name="P20"><text:s text:c="6"/>&lt;xs:element name="map" type="mapType" minOccurs="0" maxOccurs="1" /&gt;</text:p>
      <text:p text:style-name="P20"><text:s text:c="4"/>&lt;/xs:sequence&gt;</text:p>
      <text:p text:style-name="P20"><text:s text:c="4"/>&lt;xs:attribute name="size" type="xs:int" use="required"&gt;</text:p>
      <text:p text:style-name="P20"><text:s text:c="6"/>&lt;xs:annotation&gt;</text:p>
      <text:p text:style-name="P20"><text:s text:c="8"/>&lt;xs:documentation&gt;</text:p>
      <text:p text:style-name="P20"><text:s text:c="10"/>Storage size of this variable in bytes. </text:p>
      <text:p text:style-name="P20"><text:s text:c="10"/>This includes the trailing null byte that </text:p>
      <text:p text:style-name="P20"><text:s text:c="10"/>terminates the string content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4"/>&lt;xs:attribute name="offset" type="xs:int" default="0"&gt;</text:p>
      <text:p text:style-name="P20"><text:s text:c="6"/>&lt;xs:annotation&gt;</text:p>
      <text:p text:style-name="P20"><text:s text:c="8"/>&lt;xs:documentation&gt;</text:p>
      <text:p text:style-name="P20"><text:s text:c="10"/>Positive or negative offset between the address of the </text:p>
      <text:p text:style-name="P20"><text:s text:c="10"/>previous element and the start of this group's contents. </text:p>
      <text:p text:style-name="P20"><text:s text:c="10"/>Offset of zero means that this element starts </text:p>
      <text:p text:style-name="P20"><text:s text:c="10"/>immediately after the previous one.</text:p>
      <text:p text:style-name="P20"><text:s text:c="8"/>&lt;/xs:documentation&gt;</text:p>
      <text:p text:style-name="P20"><text:s text:c="6"/>&lt;/xs:annotation&gt;</text:p>
      <text:p text:style-name="P20"><text:s text:c="4"/>&lt;/xs:attribute&gt;</text:p>
      <text:p text:style-name="P20"><text:s text:c="2"/>&lt;/xs:complexType&gt;</text:p>
      <text:p text:style-name="P20"><text:s text:c="2"/>&lt;xs:element name="cdi"&gt;</text:p>
      <text:p text:style-name="P20"><text:s text:c="4"/>&lt;xs:annotation&gt;</text:p>
      <text:p text:style-name="P20"><text:s text:c="6"/>&lt;xs:documentation&gt;</text:p>
      <text:p text:style-name="P20"><text:s text:c="8"/>This is the schema for Configuration </text:p>
      <text:p text:style-name="P20"><text:s text:c="8"/>Description Information (cdi)</text:p>
      <text:p text:style-name="P20"><text:s text:c="6"/>&lt;/xs:documentation&gt;</text:p>
      <text:p text:style-name="P20"><text:s text:c="4"/>&lt;/xs:annotation&gt;</text:p>
      <text:p text:style-name="P20"><text:s text:c="4"/>&lt;xs:complexType&gt;</text:p>
      <text:p text:style-name="P20"><text:s text:c="6"/>&lt;xs:sequence&gt;</text:p>
      <text:p text:style-name="P20"><text:s text:c="8"/>&lt;xs:element name="identification" minOccurs="0" maxOccurs="1"&gt;</text:p>
      <text:p text:style-name="P20"><text:s text:c="10"/>&lt;xs:annotation&gt;</text:p>
      <text:p text:style-name="P20"><text:s text:c="12"/>&lt;xs:documentation&gt;</text:p>
      <text:p text:style-name="P20"><text:s text:c="14"/>Common first element to identify the decoder</text:p>
      <text:p text:style-name="P20"><text:s text:c="12"/>&lt;/xs:documentation&gt;</text:p>
      <text:p text:style-name="P20"><text:s text:c="10"/>&lt;/xs:annotation&gt;</text:p>
      <text:p text:style-name="P20"><text:s text:c="10"/>&lt;xs:complexType&gt;</text:p>
      <text:p text:style-name="P20"><text:s text:c="12"/>&lt;xs:sequence&gt;</text:p>
      <text:p text:style-name="P20"><text:s text:c="14"/>&lt;xs:element name="manufacturer" minOccurs="0" maxOccurs="1" /&gt;</text:p>
      <text:p text:style-name="P20"><text:s text:c="14"/>&lt;xs:element name="model" minOccurs="0" maxOccurs="1" /&gt;</text:p>
      <text:p text:style-name="P20"><text:s text:c="14"/>&lt;xs:element name="hardwareVersion" minOccurs="0" maxOccurs="1" /&gt;</text:p>
      <text:p text:style-name="P20"><text:s text:c="14"/>&lt;xs:element name="softwareVersion" minOccurs="0" maxOccurs="1" /&gt;</text:p>
      <text:p text:style-name="P20"><text:s text:c="14"/>&lt;xs:element name="map" type="mapType" minOccurs="0" maxOccurs="1"&gt;</text:p>
      <text:p text:style-name="P20"><text:s text:c="16"/>&lt;xs:annotation&gt;</text:p>
      <text:p text:style-name="P20"><text:s text:c="18"/>&lt;xs:documentation&gt;</text:p>
      <text:p text:style-name="P20"><text:s text:c="20"/>This map can be used to add arbitrary key/value </text:p>
      <text:p text:style-name="P20"><text:s text:c="20"/>descriptions of the node.</text:p>
      <text:p text:style-name="P20"><text:s text:c="18"/>&lt;/xs:documentation&gt;</text:p>
      <text:p text:style-name="P20"><text:s text:c="16"/>&lt;/xs:annotation&gt;</text:p>
      <text:p text:style-name="P20"><text:s text:c="14"/>&lt;/xs:element&gt;</text:p>
      <text:p text:style-name="P20"><text:s text:c="12"/>&lt;/xs:sequence&gt;</text:p>
      <text:p text:style-name="P20"><text:s text:c="10"/>&lt;/xs:complexType&gt;</text:p>
      <text:p text:style-name="P20"><text:s text:c="8"/>&lt;/xs:element&gt;</text:p>
      <text:p text:style-name="P20"><text:s text:c="8"/>&lt;xs:element name="acdi" minOccurs="0" maxOccurs="1"&gt;</text:p>
      <text:p text:style-name="P20"><text:s text:c="10"/>&lt;xs:annotation&gt;</text:p>
      <text:p text:style-name="P20"><text:s text:c="12"/>&lt;xs:documentation&gt;</text:p>
      <text:p text:style-name="P20"><text:s text:c="14"/>Element that identifies that memory information is available </text:p>
      <text:p text:style-name="P20"><text:s text:c="14"/>as defined by the Abbreviated Common Description Information </text:p>
      <text:p text:style-name="P20"><text:s text:c="14"/>(ACDI) standard.</text:p>
      <text:p text:style-name="P20"><text:s text:c="12"/>&lt;/xs:documentation&gt;</text:p>
      <text:p text:style-name="P20"><text:s text:c="10"/>&lt;/xs:annotation&gt;</text:p>
      <text:p text:style-name="P20"><text:s text:c="10"/>&lt;xs:complexType&gt;</text:p>
      <text:p text:style-name="P20"><text:s text:c="12"/>&lt;xs:attribute name="fixed" type="xs:int" default="1"&gt;</text:p>
      <text:p text:style-name="P20"><text:s text:c="14"/>&lt;xs:annotation&gt;</text:p>
      <text:p text:style-name="P20"><text:s text:c="16"/>&lt;xs:documentation&gt;</text:p>
      <text:p text:style-name="P20"><text:s text:c="18"/>The decimal version number of the format for the fixed </text:p>
      <text:p text:style-name="P20"><text:s text:c="18"/>definition information</text:p>
      <text:p text:style-name="P20"><text:s text:c="16"/>&lt;/xs:documentation&gt;</text:p>
      <text:p text:style-name="P20"><text:soft-page-break/><text:s text:c="14"/>&lt;/xs:annotation&gt;</text:p>
      <text:p text:style-name="P20"><text:s text:c="12"/>&lt;/xs:attribute&gt;</text:p>
      <text:p text:style-name="P20"><text:s text:c="12"/>&lt;xs:attribute name="var" type="xs:int" default="1"&gt;</text:p>
      <text:p text:style-name="P20"><text:s text:c="14"/>&lt;xs:annotation&gt;</text:p>
      <text:p text:style-name="P20"><text:s text:c="16"/>&lt;xs:documentation&gt;</text:p>
      <text:p text:style-name="P20"><text:s text:c="18"/>The decimal version number of the format for </text:p>
      <text:p text:style-name="P20"><text:s text:c="18"/>the variable definition information</text:p>
      <text:p text:style-name="P20"><text:s text:c="16"/>&lt;/xs:documentation&gt;</text:p>
      <text:p text:style-name="P20"><text:s text:c="14"/>&lt;/xs:annotation&gt;</text:p>
      <text:p text:style-name="P20"><text:s text:c="12"/>&lt;/xs:attribute&gt;</text:p>
      <text:p text:style-name="P20"><text:s text:c="10"/>&lt;/xs:complexType&gt;</text:p>
      <text:p text:style-name="P20"><text:s text:c="8"/>&lt;/xs:element&gt;</text:p>
      <text:p text:style-name="P20"><text:s text:c="8"/>&lt;xs:element name="segment" minOccurs="0" maxOccurs="unbounded"&gt;</text:p>
      <text:p text:style-name="P20"><text:s text:c="10"/>&lt;xs:annotation&gt;</text:p>
      <text:p text:style-name="P20"><text:s text:c="12"/>&lt;xs:documentation&gt;</text:p>
      <text:p text:style-name="P20"><text:s text:c="14"/>Define the contents of a memory space</text:p>
      <text:p text:style-name="P20"><text:s text:c="12"/>&lt;/xs:documentation&gt;</text:p>
      <text:p text:style-name="P20"><text:s text:c="10"/>&lt;/xs:annotation&gt;</text:p>
      <text:p text:style-name="P20"><text:s text:c="10"/>&lt;xs:complexType&gt;</text:p>
      <text:p text:style-name="P20"><text:s text:c="12"/>&lt;xs:sequence&gt;</text:p>
      <text:p text:style-name="P20"><text:s text:c="14"/>&lt;xs:element name="name" minOccurs="0" maxOccurs="1" /&gt;</text:p>
      <text:p text:style-name="P20"><text:s text:c="14"/>&lt;xs:element name="description" minOccurs="0" maxOccurs="1" /&gt;</text:p>
      <text:p text:style-name="P20"><text:s text:c="14"/>&lt;xs:choice minOccurs="0" maxOccurs="unbounded"&gt;</text:p>
      <text:p text:style-name="P20"><text:s text:c="16"/>&lt;xs:annotation&gt;</text:p>
      <text:p text:style-name="P20"><text:s text:c="18"/>&lt;xs:documentation&gt;</text:p>
      <text:p text:style-name="P20"><text:s text:c="20"/>Allows any sequence of the contained element types</text:p>
      <text:p text:style-name="P20"><text:s text:c="18"/>&lt;/xs:documentation&gt;</text:p>
      <text:p text:style-name="P20"><text:s text:c="16"/>&lt;/xs:annotation&gt;</text:p>
      <text:p text:style-name="P20"><text:s text:c="16"/>&lt;xs:element name="group" type="groupType" minOccurs="0" maxOccurs="1"&gt;</text:p>
      <text:p text:style-name="P20"><text:s text:c="18"/>&lt;xs:annotation&gt;</text:p>
      <text:p text:style-name="P20"><text:s text:c="20"/>&lt;xs:documentation&gt;</text:p>
      <text:p text:style-name="P20"><text:s text:c="22"/>Allows grouping and replication of multiple locations.</text:p>
      <text:p text:style-name="P20"><text:s text:c="20"/>&lt;/xs:documentation&gt;</text:p>
      <text:p text:style-name="P20"><text:s text:c="18"/>&lt;/xs:annotation&gt;</text:p>
      <text:p text:style-name="P20"><text:s text:c="16"/>&lt;/xs:element&gt;</text:p>
      <text:p text:style-name="P20"><text:s text:c="16"/>&lt;xs:element name="bit" type="bitType" minOccurs="0" maxOccurs="1"&gt;</text:p>
      <text:p text:style-name="P20"><text:s text:c="18"/>&lt;xs:annotation&gt;</text:p>
      <text:p text:style-name="P20"><text:s text:c="20"/>&lt;xs:documentation&gt;</text:p>
      <text:p text:style-name="P20"><text:s text:c="22"/>Describes a bit field in the data. </text:p>
      <text:p text:style-name="P20"><text:s text:c="22"/>The field can be considered either a number, </text:p>
      <text:p text:style-name="P20"><text:s text:c="22"/>or a set of specific coded values via a map.</text:p>
      <text:p text:style-name="P20"><text:s text:c="20"/>&lt;/xs:documentation&gt;</text:p>
      <text:p text:style-name="P20"><text:s text:c="18"/>&lt;/xs:annotation&gt;</text:p>
      <text:p text:style-name="P20"><text:s text:c="16"/>&lt;/xs:element&gt;</text:p>
      <text:p text:style-name="P20"><text:s text:c="16"/>&lt;xs:element name="string" type="stringType" minOccurs="0" maxOccurs="1"&gt;</text:p>
      <text:p text:style-name="P20"><text:s text:c="18"/>&lt;xs:annotation&gt;</text:p>
      <text:p text:style-name="P20"><text:s text:c="20"/>&lt;xs:documentation&gt;</text:p>
      <text:p text:style-name="P20"><text:s text:c="22"/>Describes a human-readable UTF-8 string in the data.</text:p>
      <text:p text:style-name="P20"><text:s text:c="20"/>&lt;/xs:documentation&gt;</text:p>
      <text:p text:style-name="P20"><text:s text:c="18"/>&lt;/xs:annotation&gt;</text:p>
      <text:p text:style-name="P20"><text:s text:c="16"/>&lt;/xs:element&gt;</text:p>
      <text:p text:style-name="P20"><text:s text:c="16"/>&lt;xs:element name="int" type="intType" minOccurs="0" maxOccurs="1"&gt;</text:p>
      <text:p text:style-name="P20"><text:s text:c="18"/>&lt;xs:annotation&gt;</text:p>
      <text:p text:style-name="P20"><text:s text:c="20"/>&lt;xs:documentation&gt;</text:p>
      <text:p text:style-name="P20"><text:s text:c="22"/>Describes an integer value in the data. </text:p>
      <text:p text:style-name="P20"><text:s text:c="22"/>The field can be considered either a number, </text:p>
      <text:p text:style-name="P20"><text:s text:c="22"/>or a set of specific coded values via a map.</text:p>
      <text:p text:style-name="P20"><text:s text:c="20"/>&lt;/xs:documentation&gt;</text:p>
      <text:p text:style-name="P20"><text:s text:c="18"/>&lt;/xs:annotation&gt;</text:p>
      <text:p text:style-name="P20"><text:s text:c="16"/>&lt;/xs:element&gt;</text:p>
      <text:p text:style-name="P20"><text:s text:c="16"/>&lt;xs:element name="eventid" type="eventidType" minOccurs="0" maxOccurs="1"&gt;</text:p>
      <text:p text:style-name="P20"><text:s text:c="18"/>&lt;xs:annotation&gt;</text:p>
      <text:p text:style-name="P20"><text:s text:c="20"/>&lt;xs:documentation&gt;</text:p>
      <text:p text:style-name="P20"><text:s text:c="22"/>Describes an 8-byte Event ID in the data.</text:p>
      <text:p text:style-name="P20"><text:s text:c="20"/>&lt;/xs:documentation&gt;</text:p>
      <text:p text:style-name="P20"><text:s text:c="18"/>&lt;/xs:annotation&gt;</text:p>
      <text:p text:style-name="P20"><text:s text:c="16"/>&lt;/xs:element&gt;</text:p>
      <text:p text:style-name="P20"><text:s text:c="14"/>&lt;/xs:choice&gt;</text:p>
      <text:p text:style-name="P20"><text:s text:c="12"/>&lt;/xs:sequence&gt;</text:p>
      <text:p text:style-name="P20"><text:s text:c="12"/>&lt;xs:attribute name="space" type="xs:int" use="required"&gt;</text:p>
      <text:p text:style-name="P20"><text:s text:c="14"/>&lt;xs:annotation&gt;</text:p>
      <text:p text:style-name="P20"><text:s text:c="16"/>&lt;xs:documentation&gt;</text:p>
      <text:p text:style-name="P20"><text:s text:c="18"/>The decimal number of the address space where the information is found.</text:p>
      <text:p text:style-name="P20"><text:s text:c="16"/>&lt;/xs:documentation&gt;</text:p>
      <text:p text:style-name="P20"><text:s text:c="14"/>&lt;/xs:annotation&gt;</text:p>
      <text:p text:style-name="P20"><text:s text:c="12"/>&lt;/xs:attribute&gt;</text:p>
      <text:p text:style-name="P20"><text:s text:c="12"/>&lt;xs:attribute name="origin" type="xs:int" default="0"&gt;</text:p>
      <text:p text:style-name="P20"><text:s text:c="14"/>&lt;xs:annotation&gt;</text:p>
      <text:p text:style-name="P20"><text:s text:c="16"/>&lt;xs:documentation&gt;</text:p>
      <text:p text:style-name="P20"><text:s text:c="18"/>Starting address of the segment's contents </text:p>
      <text:p text:style-name="P20"><text:s text:c="18"/>within the memory space.</text:p>
      <text:p text:style-name="P20"><text:soft-page-break/><text:s text:c="16"/>&lt;/xs:documentation&gt;</text:p>
      <text:p text:style-name="P20"><text:s text:c="14"/>&lt;/xs:annotation&gt;</text:p>
      <text:p text:style-name="P20"><text:s text:c="12"/>&lt;/xs:attribute&gt;</text:p>
      <text:p text:style-name="P20"><text:s text:c="10"/>&lt;/xs:complexType&gt;</text:p>
      <text:p text:style-name="P20"><text:s text:c="8"/>&lt;/xs:element&gt;</text:p>
      <text:p text:style-name="P20"><text:s text:c="6"/>&lt;/xs:sequence&gt;</text:p>
      <text:p text:style-name="P20"><text:s text:c="4"/>&lt;/xs:complexType&gt;</text:p>
      <text:p text:style-name="P20"><text:s text:c="2"/>&lt;/xs:element&gt;</text:p>
      <text:p text:style-name="P20">&lt;/xs:schema&gt;<text:change-end text:change-id="ct105553124002048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5"><text:s/>1 Introduction (Informative)<text:tab/>1</text:p>
          <text:p text:style-name="P25"><text:s/>2 Intended Use (Informative)<text:tab/>1</text:p>
          <text:p text:style-name="P25"><text:s/>3 References and Context (Informative)<text:tab/>1</text:p>
          <text:p text:style-name="P25"><text:s/>4 Content (normative)<text:tab/>1</text:p>
          <text:p text:style-name="P25"><text:s/>5 Format (normative)<text:tab/>2</text:p>
          <text:p text:style-name="P26"><text:s/>5.1 XML Elements<text:tab/>2</text:p>
          <text:p text:style-name="P27"><text:s/>5.1.1 &lt;identification&gt; Element<text:tab/>2</text:p>
          <text:p text:style-name="P27"><text:s/>5.1.2 &lt;acdi&gt; Element<text:tab/>2</text:p>
          <text:p text:style-name="P27"><text:s/>5.1.3 &lt;segment&gt; Element<text:tab/>2</text:p>
          <text:p text:style-name="P25"><text:s/>6 Future Extension<text:tab/>2</text:p>
          <text:p text:style-name="P25"><text:s/>7 Appendix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6102875660224" text:id="ct106102875660224">
            <text:deletion>
              <office:change-info>
                <dc:creator>Bob Jacobsen</dc:creator>
                <dc:date>2015-02-07T15:26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6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06102875660224"/> Configuration Desciption Information Standard</text:p>
      </style:header>
      <style:footer>
        <text:tracked-changes>
          <text:changed-region xml:id="ct106102875633152" text:id="ct106102875633152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4"><text:span text:style-name="Page_20_Number"><text:span text:style-name="MT2">Copyright 2012</text:span></text:span><text:change-start text:change-id="ct106102875633152"/><text:span text:style-name="Page_20_Number"><text:span text:style-name="MT2">-2015</text:span></text:span><text:change-end text:change-id="ct106102875633152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8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07T17:32:11.99">Feb 7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817585301837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7T17:32:11.99">Feb 7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06102873546176" text:id="ct106102873546176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8"><text:span text:style-name="Page_20_Number"><text:span text:style-name="MT2">Copyright 2012</text:span></text:span><text:change-start text:change-id="ct106102873546176"/><text:span text:style-name="Page_20_Number"><text:span text:style-name="MT2">-2015</text:span></text:span><text:change-end text:change-id="ct106102873546176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8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07T17:32:11.99">Feb 7, 2015</text:date></text:span></text:span></text:p>
        <text:p text:style-name="MP9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102</meta:editing-cycles>
    <meta:editing-duration>PT14H53M31S</meta:editing-duration>
    <meta:generator>OpenOffice/4.1.0$Unix OpenOffice.org_project/410m18$Build-9764</meta:generator>
    <dc:date>2015-02-07T17:32:12</dc:date>
    <dc:creator>Bob Jacobsen</dc:creator>
    <meta:document-statistic meta:table-count="1" meta:image-count="1" meta:object-count="0" meta:page-count="8" meta:paragraph-count="410" meta:word-count="1714" meta:character-count="18066"/>
    <meta:user-defined meta:name="Info 1"/>
    <meta:user-defined meta:name="Info 2"/>
    <meta:user-defined meta:name="Info 3"/>
    <meta:user-defined meta:name="Info 4"/>
  </office:meta>
</office:document-meta>
</file>